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-color="#ffffff" draw:textarea-horizontal-align="justify" draw:textarea-vertical-align="middle" draw:auto-grow-height="false" fo:min-height="6.1cm" fo:min-width="26.45cm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851cm" fo:min-width="1.60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852cm" fo:min-width="1.60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6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Computer modern1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mputer Modern1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omputer Moder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6.95cm" svg:height="6.35cm" svg:x="0.46cm" svg:y="4.67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38cm" svg:y1="9.483cm" svg:x2="9.433cm" svg:y2="9.483cm">
          <text:p/>
        </draw:line>
        <draw:custom-shape draw:style-name="gr3" draw:text-style-name="P3" draw:layer="layout" svg:width="2.136cm" svg:height="2.135cm" svg:x="5.23cm" svg:y="7.70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76cm" svg:y1="9.482cm" svg:x2="16.271cm" svg:y2="9.482cm">
          <text:p/>
        </draw:line>
        <draw:custom-shape draw:style-name="gr4" draw:text-style-name="P3" draw:layer="layout" svg:width="2.136cm" svg:height="2.136cm" draw:transform="rotate (0.0872664625997165) translate (11.98cm 7.8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088cm" svg:y1="9.482cm" svg:x2="23.783cm" svg:y2="9.482cm">
          <text:p/>
        </draw:line>
        <draw:custom-shape draw:style-name="gr3" draw:text-style-name="P3" draw:layer="layout" svg:width="2.136cm" svg:height="2.135cm" svg:x="19.58cm" svg:y="7.70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101cm" svg:height="1.108cm" svg:x="5.386cm" svg:y="5.466cm">
          <draw:text-box>
            <text:p><text:span text:style-name="T1">t</text:span><text:span text:style-name="T1">=</text:span><text:span text:style-name="T1">0</text:span></text:p>
          </draw:text-box>
        </draw:frame>
        <draw:frame draw:style-name="gr6" draw:text-style-name="P4" draw:layer="layout" svg:width="2.1cm" svg:height="1.108cm" svg:x="12.281cm" svg:y="5.528cm">
          <draw:text-box>
            <text:p><text:span text:style-name="T1">t=1</text:span></text:p>
          </draw:text-box>
        </draw:frame>
        <draw:frame draw:style-name="gr5" draw:text-style-name="P4" draw:layer="layout" svg:width="2.101cm" svg:height="1.108cm" svg:x="19.859cm" svg:y="5.528cm">
          <draw:text-box>
            <text:p><text:span text:style-name="T1">t=2</text:span></text:p>
          </draw:text-box>
        </draw:frame>
        <draw:g>
          <draw:line draw:style-name="gr7" draw:text-style-name="P2" draw:layer="layout" svg:x1="7.22cm" svg:y1="9.715cm" svg:x2="7.484cm" svg:y2="9.973cm">
            <text:p/>
          </draw:line>
          <draw:line draw:style-name="gr7" draw:text-style-name="P2" draw:layer="layout" svg:x1="7.231cm" svg:y1="9.985cm" svg:x2="7.483cm" svg:y2="9.715cm">
            <text:p/>
          </draw:line>
        </draw:g>
        <draw:g>
          <draw:line draw:style-name="gr7" draw:text-style-name="P2" draw:layer="layout" svg:x1="12.018cm" svg:y1="9.806cm" svg:x2="12.282cm" svg:y2="10.064cm">
            <text:p/>
          </draw:line>
          <draw:line draw:style-name="gr7" draw:text-style-name="P2" draw:layer="layout" svg:x1="12.029cm" svg:y1="10.076cm" svg:x2="12.281cm" svg:y2="9.806cm">
            <text:p/>
          </draw:line>
        </draw:g>
        <draw:g>
          <draw:line draw:style-name="gr8" draw:text-style-name="P2" draw:layer="layout" svg:x1="14.156cm" svg:y1="9.611cm" svg:x2="14.42cm" svg:y2="9.869cm">
            <text:p/>
          </draw:line>
          <draw:line draw:style-name="gr8" draw:text-style-name="P2" draw:layer="layout" svg:x1="14.167cm" svg:y1="9.881cm" svg:x2="14.419cm" svg:y2="9.611cm">
            <text:p/>
          </draw:line>
        </draw:g>
        <draw:g>
          <draw:line draw:style-name="gr8" draw:text-style-name="P2" draw:layer="layout" svg:x1="19.431cm" svg:y1="9.706cm" svg:x2="19.695cm" svg:y2="9.964cm">
            <text:p/>
          </draw:line>
          <draw:line draw:style-name="gr8" draw:text-style-name="P2" draw:layer="layout" svg:x1="19.443cm" svg:y1="9.976cm" svg:x2="19.695cm" svg:y2="9.706cm">
            <text:p/>
          </draw:line>
        </draw:g>
        <draw:g>
          <draw:line draw:style-name="gr8" draw:text-style-name="P2" draw:layer="layout" svg:x1="21.58cm" svg:y1="9.704cm" svg:x2="21.844cm" svg:y2="9.962cm">
            <text:p/>
          </draw:line>
          <draw:line draw:style-name="gr8" draw:text-style-name="P2" draw:layer="layout" svg:x1="21.592cm" svg:y1="9.973cm" svg:x2="21.844cm" svg:y2="9.703cm">
            <text:p/>
          </draw:lin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08:55.238223072</meta:creation-date>
    <dc:date>2023-09-13T18:07:51.926151219</dc:date>
    <meta:editing-duration>PT6H23M32S</meta:editing-duration>
    <meta:editing-cycles>15</meta:editing-cycles>
    <meta:generator>LibreOffice/7.3.7.2$Linux_X86_64 LibreOffice_project/30$Build-2</meta:generator>
    <meta:document-statistic meta:object-count="48"/>
  </office:meta>
</office:document-meta>
</file>